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Berkshire Whisp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0998218106514346">
            <text:p>0.09982181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02">
            <text:p>1602</text:p>
          </table:table-cell>
          <table:table-cell table:style-name="Default" office:value-type="string">
            <text:p>Sandown</text:p>
          </table:table-cell>
          <table:table-cell table:style-name="Default" office:value-type="string">
            <text:p>Jingko Blue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7742950731643">
            <text:p>0.15774295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La Tulipe Noir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19706388054148">
            <text:p>0.031970638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Amemri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447812625108">
            <text:p>0.134478126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Collecting Coi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948111220817">
            <text:p>0.1589481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Obsce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0221830384372">
            <text:p>0.16022183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Trubsh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344039917453">
            <text:p>0.1134403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Doncaster</text:p>
          </table:table-cell>
          <table:table-cell table:style-name="Default" office:value-type="string">
            <text:p>Sailor Song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916697364429">
            <text:p>0.28991669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Doncaster</text:p>
          </table:table-cell>
          <table:table-cell table:style-name="Default" office:value-type="string">
            <text:p>Sailor Song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916697364429">
            <text:p>0.28991669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Broomfields Cav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8564010728477">
            <text:p>0.28856401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Strong Run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57155593797333">
            <text:p>0.557155593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Bay Colon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0601261199528">
            <text:p>0.10060126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9">
            <text:p>1859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Dameauscottlestow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1181041330456">
            <text:p>0.141181041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r Jukebox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36676079008002">
            <text:p>0.5366760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tar Vantag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834426064383">
            <text:p>0.147834426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Pourquoi Poi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0809520393236">
            <text:p>0.23080952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9812154888861">
            <text:p>0.34981215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West Orchar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7273546640015">
            <text:p>0.33727354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Star Walking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5693094729571">
            <text:p>0.2256930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My Boy Aaron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414797087513778">
            <text:p>0.414797087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805">
            <text:p>18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One Island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829863572617">
            <text:p>0.198829863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Apercu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4495870437006">
            <text:p>0.114495870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Sandown</text:p>
          </table:table-cell>
          <table:table-cell table:style-name="Default" office:value-type="string">
            <text:p>Sunshine Star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53273761886234">
            <text:p>0.553273761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ister Ursus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3845967267289">
            <text:p>0.23384596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arwick</text:p>
          </table:table-cell>
          <table:table-cell table:style-name="Default" office:value-type="string">
            <text:p>Killycar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474842021791">
            <text:p>0.16474842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hadowfax Of Rohan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77831776486534">
            <text:p>0.27783177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Maximum Offer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1860218321999">
            <text:p>0.31186021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Imperial Prid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0802403804195">
            <text:p>0.12080240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Rioja Alta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08303226849558">
            <text:p>0.1083032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onsieur Le Fuzz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1067156594874">
            <text:p>0.121067156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Jena D'Oudairie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5988436670013">
            <text:p>0.14598843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aritin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69496111194">
            <text:p>0.28694961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ittle Lady Lucy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89813866099323">
            <text:p>0.289813866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ake Tiberia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6360629879576">
            <text:p>0.23636062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912">
            <text:p>1912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ellebell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420119284547">
            <text:p>0.1364201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ings Champio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862118693007">
            <text:p>0.187862118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Drop A Threat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8179493147013">
            <text:p>0.33817949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The Best Wa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5548128017837">
            <text:p>0.215548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Rememberthenam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5197813161215">
            <text:p>0.27519781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Smoke Trail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70218123930804">
            <text:p>0.47021812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Hey Now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9266020032233">
            <text:p>0.229266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53">
            <text:p>165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Pure Carbo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35306490817839">
            <text:p>0.335306490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Juggernau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4513658865157">
            <text:p>0.2245136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Max Of Star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030442627599">
            <text:p>0.140030442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rket Hou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5587061706369">
            <text:p>0.21558706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Hecouldbetheon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2139052296783">
            <text:p>0.16213905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443">
            <text:p>1443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Polepatrick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5649389660518">
            <text:p>0.2056493897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Ballyeaston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56300664804102">
            <text:p>0.456300664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18">
            <text:p>1518</text:p>
          </table:table-cell>
          <table:table-cell table:style-name="Default" office:value-type="string">
            <text:p>Tramore</text:p>
          </table:table-cell>
          <table:table-cell table:style-name="Default" office:value-type="string">
            <text:p>Dromban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1382440699843">
            <text:p>0.28138244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g Night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1820587981324">
            <text:p>0.2118205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Alnofoo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4416465585207">
            <text:p>0.124416465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an Ae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7302845113767">
            <text:p>0.057302845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Down The Glen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01636716139532">
            <text:p>0.101636716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Blixen Forc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856925297248">
            <text:p>0.4285692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Blixen Forc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856925297248">
            <text:p>0.4285692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17">
            <text:p>1317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Senato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64420349455079">
            <text:p>0.464420349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325">
            <text:p>132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Catching The Moo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610378409131">
            <text:p>0.1366103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Al Aasy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9050584936722">
            <text:p>0.2390505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Shout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2203358355663">
            <text:p>0.152203358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23">
            <text:p>1523</text:p>
          </table:table-cell>
          <table:table-cell table:style-name="Default" office:value-type="string">
            <text:p>Thirsk</text:p>
          </table:table-cell>
          <table:table-cell table:style-name="Default" office:value-type="string">
            <text:p>Murashah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6233639998864">
            <text:p>0.236233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Water To Win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6387502596196">
            <text:p>0.43638750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Egotistical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7516889895508">
            <text:p>0.2675168899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23">
            <text:p>1523</text:p>
          </table:table-cell>
          <table:table-cell table:style-name="Default" office:value-type="string">
            <text:p>Thirsk</text:p>
          </table:table-cell>
          <table:table-cell table:style-name="Default" office:value-type="string">
            <text:p>Murashah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6233639998864">
            <text:p>0.236233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Egotistical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7516889895508">
            <text:p>0.2675168899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Our Guide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95062561088208">
            <text:p>0.495062561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Master Haku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27155773640828">
            <text:p>0.327155773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I'm The On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459566174379">
            <text:p>0.38845956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I'm The On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459566174379">
            <text:p>0.38845956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He Can't Danc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2578768295443">
            <text:p>0.35257876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Crown Knot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54483838942">
            <text:p>0.30454483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eckford's Foll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39864945751923">
            <text:p>0.13986494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Ripon</text:p>
          </table:table-cell>
          <table:table-cell table:style-name="Default" office:value-type="string">
            <text:p>Rogue Temptati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748259086123">
            <text:p>0.161748259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6">
            <text:p>260416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ho B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351734357486">
            <text:p>0.43351734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6">
            <text:p>260416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ho B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351734357486">
            <text:p>0.43351734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ainwat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69842985214">
            <text:p>0.18698429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kukuz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4456285930365">
            <text:p>0.164456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Havana Lightnin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2451441570604">
            <text:p>0.25245144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tar Of Hop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1203592072122">
            <text:p>0.27120359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elestr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73535124252056">
            <text:p>0.5735351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orolla Poin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2594485084245">
            <text:p>0.40259448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elestr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73535124252056">
            <text:p>0.5735351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orolla Poin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2594485084245">
            <text:p>0.40259448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Pinot Gri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9465844330691">
            <text:p>0.34946584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Plains Drifter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344816937533">
            <text:p>0.35344816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Speculat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3115283843">
            <text:p>0.29023115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ximized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0082546381442">
            <text:p>0.13008254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ntile's Gif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6868670076741">
            <text:p>0.40686867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Johnny Boo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47702754601">
            <text:p>0.21104770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Fixati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3908263849612">
            <text:p>0.1839082638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0130151">
            <text:p>0.48139638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Duhallow Tommy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0722925962316">
            <text:p>0.3507229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25/04/2026</text:date>, <text:time>09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5T09:17:48.90</dc:date>
    <dc:creator>Kieran O'Hagan</dc:creator>
    <meta:editing-duration>PT14H32M30S</meta:editing-duration>
    <meta:editing-cycles>52</meta:editing-cycles>
    <meta:generator>OpenOffice/4.1.16$Win32 OpenOffice.org_project/4116m3$Build-9816</meta:generator>
    <meta:document-statistic meta:table-count="3" meta:cell-count="1845" meta:object-count="0"/>
  </office:meta>
</office:document-meta>
</file>